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true"/>
    </style:style>
    <style:style style:name="ro12" style:family="table-row">
      <style:table-row-properties style:row-height="10mm" fo:break-before="auto" style:use-optimal-row-height="true"/>
    </style:style>
    <style:style style:name="ro13" style:family="table-row">
      <style:table-row-properties style:row-height="5.57mm" fo:break-before="auto" style:use-optimal-row-height="tru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6.83mm" fo:break-before="auto" style:use-optimal-row-height="tru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/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3" calcext:value-type="percentage">
            <text:p>3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float" office:value="12" calcext:value-type="float">
            <text:p>12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string" office:string-value="- zł" calcext:value-type="string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1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8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2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59" table:formula="of:=[.D2]" office:value-type="float" office:value="3000" calcext:value-type="float">
            <text:p><text:s/>3 000,00 zł </text:p>
          </table:table-cell>
          <table:table-cell table:style-name="ce126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126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126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126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126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126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126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126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126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126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126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126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126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126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5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3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 table:number-rows-repeated="104855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01:58.1833933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9-04-03T11:26:31.813138914</dc:date>
    <meta:editing-cycles>15</meta:editing-cycles>
    <meta:editing-duration>P11DT13H54M31S</meta:editing-duration>
    <meta:generator>LibreOffice/6.0.7.3$Linux_X86_64 LibreOffice_project/00m0$Build-3</meta:generator>
    <meta:document-statistic meta:table-count="4" meta:cell-count="144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